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9940" officeooo:paragraph-rsid="000599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FtRm7Gg5lvYH4IIodTvjQsj6KNm55r1ODdqI</text:p>
      <text:p text:style-name="Standard"/>
      <text:p text:style-name="P1">satyajit1706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03T16:02:08.942848946</meta:creation-date>
    <dc:date>2023-05-03T16:02:29.674571806</dc:date>
    <meta:editing-duration>PT25S</meta:editing-duration>
    <meta:editing-cycles>1</meta:editing-cycles>
    <meta:document-statistic meta:table-count="0" meta:image-count="0" meta:object-count="0" meta:page-count="1" meta:paragraph-count="2" meta:word-count="2" meta:character-count="52" meta:non-whitespace-character-count="52"/>
    <meta:generator>LibreOffice/7.3.7.2$Linux_X86_64 LibreOffice_project/30$Build-2</meta:generator>
  </office:meta>
</office:document-meta>
</file>